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LRmic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WLRmic.getSkelClass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mic.getStubClassSuf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LRmic.addStubVersion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LRmic.preprocessCompilerArgs( String [ ] compiler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